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71in"/>
    </style:style>
    <style:style style:name="co2" style:family="table-column">
      <style:table-column-properties fo:break-before="auto" style:column-width="2.7339in"/>
    </style:style>
    <style:style style:name="co3" style:family="table-column">
      <style:table-column-properties fo:break-before="auto" style:column-width="3.6693in"/>
    </style:style>
    <style:style style:name="co4" style:family="table-column">
      <style:table-column-properties fo:break-before="auto" style:column-width="5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18in"/>
    </style:style>
    <style:style style:name="co7" style:family="table-column">
      <style:table-column-properties fo:break-before="auto" style:column-width="3.5799in"/>
    </style:style>
    <style:style style:name="co8" style:family="table-column">
      <style:table-column-properties fo:break-before="auto" style:column-width="1.352in"/>
    </style:style>
    <style:style style:name="co9" style:family="table-column">
      <style:table-column-properties fo:break-before="auto" style:column-width="7.0717in"/>
    </style:style>
    <style:style style:name="co10" style:family="table-column">
      <style:table-column-properties fo:break-before="auto" style:column-width="2.2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8862in" fo:break-before="auto" style:use-optimal-row-height="false"/>
    </style:style>
    <style:style style:name="ro4" style:family="table-row">
      <style:table-row-properties style:row-height="0.3972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925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5465in" fo:break-before="auto" style:use-optimal-row-height="false"/>
    </style:style>
    <style:style style:name="ro10" style:family="table-row">
      <style:table-row-properties style:row-height="0.36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3799in" fo:break-before="auto" style:use-optimal-row-height="false"/>
    </style:style>
    <style:style style:name="ro14" style:family="table-row">
      <style:table-row-properties style:row-height="0.0862in" fo:break-before="auto" style:use-optimal-row-height="false"/>
    </style:style>
    <style:style style:name="ro15" style:family="table-row">
      <style:table-row-properties style:row-height="2.1909in" fo:break-before="auto" style:use-optimal-row-height="true"/>
    </style:style>
    <style:style style:name="ro16" style:family="table-row">
      <style:table-row-properties style:row-height="1.3173in" fo:break-before="auto" style:use-optimal-row-height="true"/>
    </style:style>
    <style:style style:name="ro17" style:family="table-row">
      <style:table-row-properties style:row-height="1.0283in" fo:break-before="auto" style:use-optimal-row-height="true"/>
    </style:style>
    <style:style style:name="ro18" style:family="table-row">
      <style:table-row-properties style:row-height="0.5917in" fo:break-before="auto" style:use-optimal-row-height="true"/>
    </style:style>
    <style:style style:name="ro19" style:family="table-row">
      <style:table-row-properties style:row-height="0.8909in" fo:break-before="auto" style:use-optimal-row-height="true"/>
    </style:style>
    <style:style style:name="ro20" style:family="table-row">
      <style:table-row-properties style:row-height="0.7402in" fo:break-before="auto" style:use-optimal-row-height="true"/>
    </style:style>
    <style:style style:name="ro21" style:family="table-row">
      <style:table-row-properties style:row-height="0.4516in" fo:break-before="auto" style:use-optimal-row-height="true"/>
    </style:style>
    <style:style style:name="ro22" style:family="table-row">
      <style:table-row-properties style:row-height="1.7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erif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9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erif" fo:font-size="11pt" style:font-size-asian="11pt" style:font-size-complex="11pt"/>
    </style:style>
    <style:style style:name="ce100" style:family="table-cell" style:parent-style-name="Default">
      <style:table-cell-properties fo:border="0.74pt solid #000000" style:vertical-align="top"/>
      <style:text-properties style:font-name="Liberation Serif" fo:font-size="11pt" style:font-size-asian="11pt" style:font-size-complex="11pt"/>
    </style:style>
    <style:style style:name="ce101" style:family="table-cell" style:parent-style-name="Default">
      <style:table-cell-properties fo:wrap-option="wrap" fo:border="0.74pt solid #000000" style:vertical-align="top"/>
      <style:text-properties style:font-name="Liberation Serif" fo:font-size="11pt" style:font-size-asian="11pt" style:font-size-complex="11pt"/>
    </style:style>
    <style:style style:name="ce102" style:family="table-cell" style:parent-style-name="Default">
      <style:table-cell-properties fo:border="0.74pt solid #000000"/>
      <style:text-properties style:font-name="Liberation Serif" fo:font-size="11pt" style:font-size-asian="11pt" style:font-size-complex="11pt"/>
    </style:style>
    <style:style style:name="ce103" style:family="table-cell" style:parent-style-name="Default">
      <style:table-cell-properties fo:border="0.74pt solid #000000"/>
    </style:style>
    <style:style style:name="ce104" style:family="table-cell" style:parent-style-name="Default">
      <style:table-cell-properties fo:border="0.74pt solid #000000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="0.74pt solid #000000" style:vertical-align="to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>
      <style:table-cell-properties fo:border="0.74pt solid #000000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9" style:family="table-cell" style:parent-style-name="Default">
      <style:table-cell-properties fo:background-color="transparent" fo:wrap-option="no-wrap" fo:border="non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style:font-name="Liberation Serif" fo:font-size="11pt" style:font-name-asian="DejaVu Sans" style:font-size-asian="11pt" style:font-name-complex="DejaVu Sans" style:font-size-complex="11pt"/>
    </style:style>
    <style:style style:name="ce1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size-asian="11pt" style:font-size-complex="11pt"/>
    </style:style>
    <style:style style:name="ce11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DejaVu Sans" style:font-size-asian="11pt" style:font-name-complex="DejaVu Sans" style:font-size-complex="11pt"/>
    </style:style>
    <style:style style:name="ce11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erif" fo:font-size="11pt" style:font-name-asian="Liberation Serif" style:font-size-asian="11pt" style:font-name-complex="Liberation Serif" style:font-size-complex="11pt"/>
    </style:style>
    <style:style style:name="ce114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ce115" style:family="table-cell" style:parent-style-name="Default">
      <style:table-cell-properties fo:wrap-option="wrap" fo:border="0.74pt solid #000000" style:vertical-align="top"/>
      <style:text-properties style:font-name="Liberation Serif" fo:font-size="10pt" fo:font-style="italic" style:font-name-asian="DejaVu Sans" style:font-size-asian="10pt" style:font-style-asian="italic" style:font-name-complex="DejaVu Sans" style:font-size-complex="10pt" style:font-style-complex="italic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cccccc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erif"/>
    </style:style>
    <style:style style:name="ce3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0000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5ce"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 fo:border="0.74pt solid #000000" style:vertical-align="top"/>
    </style:style>
    <style:style style:name="ce127" style:family="table-cell" style:parent-style-name="Default">
      <style:table-cell-properties fo:background-color="#cccccc" fo:wrap-option="wrap" fo:border="0.74pt solid #000000" style:vertical-align="top"/>
      <style:text-properties style:font-name="Liberation Serif" fo:font-weight="bold" style:font-weight-asian="bold" style:font-weight-complex="bold"/>
    </style:style>
    <style:style style:name="ce128" style:family="table-cell" style:parent-style-name="Default">
      <style:table-cell-properties fo:background-color="#cccccc" fo:wrap-option="wrap" fo:border="0.74pt solid #000000" style:vertical-align="top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style:vertical-align="top"/>
    </style:style>
    <style:style style:name="ce130" style:family="table-cell" style:parent-style-name="Default">
      <style:table-cell-properties fo:background-color="#cccccc" fo:wrap-option="wrap" fo:border="0.74pt solid #000000" style:vertical-align="top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wrap-option="wrap" fo:border="0.74pt solid #000000" style:vertical-align="top"/>
      <style:text-properties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 fo:border="0.74pt solid #000000" style:vertical-align="top"/>
      <style:text-properties style:font-name="Liberation Serif" fo:font-size="9pt" style:font-name-asian="DejaVu Sans" style:font-size-asian="9pt" style:font-name-complex="DejaVu Sans" style:font-size-complex="9pt"/>
    </style:style>
    <style:style style:name="ce132" style:family="table-cell" style:parent-style-name="Default">
      <style:table-cell-properties fo:wrap-option="wrap" fo:border="0.74pt solid #000000" style:vertical-align="top"/>
      <style:text-properties style:font-name="Liberation Serif" fo:font-size="9pt" style:font-size-asian="9pt" style:font-size-complex="9pt"/>
    </style:style>
    <style:style style:name="ce134" style:family="table-cell" style:parent-style-name="Default">
      <style:table-cell-properties fo:background-color="#cccccc" fo:wrap-option="wrap" fo:border="0.74pt solid #000000" style:vertical-align="top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erif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1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Liberation Serif"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fo:font-size="9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language-complex="hi" style:country-complex="IN" style:font-name-complex="Noto Sans Devanagari" style:font-relief="none" style:font-weight-asian="normal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weight-complex="normal" fo:font-weight="normal" style:font-style-complex="normal"/>
    </style:style>
    <style:style style:name="T16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style:font-weight-asian="bold" fo:font-weight="bold" style:font-weight-complex="bold"/>
    </style:style>
    <style:style style:name="T17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style:font-weight-asian="normal" style:font-weight-complex="normal" fo:font-weight="normal"/>
    </style:style>
    <style:style style:name="T18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fo:font-weight="bold" style:font-weight-asian="bold" style:font-weight-complex="bold"/>
    </style:style>
    <style:style style:name="T19" style:family="text">
      <style:text-properties style:language-complex="hi" style:country-complex="IN" style:font-name-complex="Noto Sans Devanagari" style:font-relief="none" style:text-outline="false" fo:font-style="normal" fo:language="en" fo:country="US" fo:text-shadow="none" style:language-asian="zh" style:country-asian="CN" style:font-name="Liberation Serif" style:text-line-through-type="none" style:font-style-asian="normal" style:font-size-complex="9pt" style:font-name-asian="Noto Sans CJK SC" style:text-overline-style="none" style:text-overline-color="font-color" style:text-line-through-mode="continuous" fo:font-size="9pt" style:text-emphasize="none" style:font-size-asian="9pt" style:text-underline-style="none" style:text-underline-color="font-color" style:font-style-complex="normal" fo:font-weight="normal" style:font-weight-asian="normal" style:font-weight-complex="normal"/>
    </style:style>
    <style:style style:name="T20" style:family="text">
      <style:text-properties fo:text-shadow="none" style:text-emphasize="none" fo:language="en" fo:country="US" fo:font-weight="normal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weight-asian="normal" style:font-weight-complex="normal" style:font-style-asian="normal" style:font-style-complex="normal" style:language-complex="hi" style:country-complex="IN" style:font-name="Liberation Serif" style:font-relief="none" style:text-overline-style="none" style:text-overline-color="font-color"/>
    </style:style>
    <style:style style:name="T21" style:family="text">
      <style:text-properties fo:text-shadow="none" style:text-emphasize="none" fo:language="en" fo:country="US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style-asian="normal" style:font-style-complex="normal" style:language-complex="hi" style:country-complex="IN" style:font-name="Liberation Serif" style:font-relief="none" style:text-overline-style="none" style:text-overline-color="font-color" style:font-weight-asian="bold" style:font-weight-complex="bold" fo:font-weight="bold"/>
    </style:style>
    <style:style style:name="T22" style:family="text">
      <style:text-properties fo:text-shadow="none" style:text-emphasize="none" fo:language="en" fo:country="US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style-asian="normal" style:font-style-complex="normal" style:language-complex="hi" style:country-complex="IN" style:font-name="Liberation Serif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text-shadow="none" style:text-emphasize="none" fo:language="en" fo:country="US" style:text-underline-style="none" style:text-underline-color="font-color" style:text-line-through-type="none" fo:font-style="normal" style:text-outline="false" fo:font-size="9pt" style:text-line-through-mode="continuous" style:font-name-asian="Noto Sans CJK SC" style:font-name-complex="Noto Sans Devanagari" style:language-asian="zh" style:country-asian="CN" style:font-size-asian="9pt" style:font-size-complex="9pt" style:font-style-asian="normal" style:font-style-complex="normal" style:language-complex="hi" style:country-complex="IN" style:font-name="Liberation Serif" style:font-relief="none" style:text-overline-style="none" style:text-overline-color="font-color" fo:font-weight="bold" style:font-weight-asian="bold" style:font-weight-complex="bold"/>
    </style:style>
    <style:style style:name="T24" style:family="text">
      <style:text-properties style:font-weight-asian="bold" style:font-weight-complex="bold" fo:font-weight="bold"/>
    </style:style>
    <style:style style:name="T25" style:family="text">
      <style:text-properties fo:font-weight="normal" style:font-weight-complex="normal" style:font-weight-asian="normal"/>
    </style:style>
    <style:style style:name="T26" style:family="text">
      <style:text-properties style:font-weight-complex="normal" fo:font-weight="normal" style:font-weight-asian="normal"/>
    </style:style>
    <style:style style:name="T27" style:family="text">
      <style:text-properties style:font-weight-complex="bold" style:font-weight-asian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general_taxonomy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6380" table:default-cell-style-name="ce16"/>
        <table:table-row table:style-name="ro1">
          <table:table-cell table:style-name="ce1" office:value-type="string" calcext:value-type="string" table:number-columns-spanned="3" table:number-rows-spanned="1">
            <text:p>Step 1 — Normalize &amp; clarify each mediator (concept cleaning)</text:p>
          </table:table-cell>
          <table:covered-table-cell table:style-name="ce100"/>
          <table:covered-table-cell table:style-name="ce109"/>
          <table:table-cell table:number-columns-repeated="16381"/>
        </table:table-row>
        <table:table-row table:style-name="ro1">
          <table:table-cell table:style-name="ce85" office:value-type="string" calcext:value-type="string" table:number-columns-spanned="3" table:number-rows-spanned="1">
            <text:p>Rewritting mediating variables with a clean label</text:p>
          </table:table-cell>
          <table:covered-table-cell table:style-name="ce101"/>
          <table:covered-table-cell table:style-name="ce110"/>
          <table:table-cell table:number-columns-repeated="16381"/>
        </table:table-row>
        <table:table-row table:style-name="ro1">
          <table:table-cell table:style-name="ce86" office:value-type="string" calcext:value-type="string">
            <text:p>Raw term</text:p>
          </table:table-cell>
          <table:table-cell table:style-name="ce86" office:value-type="string" calcext:value-type="string">
            <text:p>Clean conceptual label</text:p>
          </table:table-cell>
          <table:table-cell table:style-name="ce104" office:value-type="string" calcext:value-type="string">
            <text:p>Translation to the new developed taxonomy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Demand for land</text:p>
          </table:table-cell>
          <table:table-cell table:style-name="ce4" office:value-type="string" calcext:value-type="string">
            <text:p>Land-use demand pressure</text:p>
          </table:table-cell>
          <table:table-cell table:style-name="ce111" office:value-type="string" calcext:value-type="string">
            <text:p>II.1.3 Land demand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profitability</text:p>
          </table:table-cell>
          <table:table-cell table:style-name="ce4" office:value-type="string" calcext:value-type="string">
            <text:p>Expected agricultural returns</text:p>
          </table:table-cell>
          <table:table-cell table:style-name="ce111" office:value-type="string" calcext:value-type="string">
            <text:p>II.1.2 Alternative land-use profitability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product prices</text:p>
          </table:table-cell>
          <table:table-cell table:style-name="ce4" office:value-type="string" calcext:value-type="string">
            <text:p>Agricultural output prices</text:p>
          </table:table-cell>
          <table:table-cell table:style-name="ce112" office:value-type="string" calcext:value-type="string">
            <text:p>II.1.1 Commodity prices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Electoral campaign finance need for money</text:p>
          </table:table-cell>
          <table:table-cell table:style-name="ce4" office:value-type="string" calcext:value-type="string">
            <text:p>Campaign resources</text:p>
          </table:table-cell>
          <table:table-cell table:style-name="ce112" office:value-type="string" calcext:value-type="string">
            <text:p>I.1.3 Increase campaign resources (money, logistics, media)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Reduction of environmental enforcement and monitoring</text:p>
          </table:table-cell>
          <table:table-cell table:style-name="ce4" office:value-type="string" calcext:value-type="string">
            <text:p>Enforcement intensity</text:p>
          </table:table-cell>
          <table:table-cell table:style-name="ce112" office:value-type="string" calcext:value-type="string">
            <text:p>I.3.2 Enforcement and monitoring</text:p>
          </table:table-cell>
          <table:table-cell table:number-columns-repeated="16381"/>
        </table:table-row>
        <table:table-row table:style-name="ro3">
          <table:table-cell table:style-name="ce4" office:value-type="string" calcext:value-type="string">
            <text:p>Vote buying exchange of favour</text:p>
          </table:table-cell>
          <table:table-cell table:style-name="ce4" office:value-type="string" calcext:value-type="string">
            <text:p>Electoral clientelistic exchange</text:p>
          </table:table-cell>
          <table:table-cell table:style-name="ce113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4">
          <table:table-cell table:style-name="ce4" office:value-type="string" calcext:value-type="string">
            <text:p>Illegal logging or forests clearing</text:p>
          </table:table-cell>
          <table:table-cell table:style-name="ce4" office:value-type="string" calcext:value-type="string">
            <text:p>Illegal forest extraction</text:p>
          </table:table-cell>
          <table:table-cell table:style-name="ce112" office:value-type="string" calcext:value-type="string"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griculture subsidies and credits</text:p>
          </table:table-cell>
          <table:table-cell table:style-name="ce4" office:value-type="string" calcext:value-type="string">
            <text:p>State support to agriculture</text:p>
          </table:table-cell>
          <table:table-cell table:style-name="ce112" office:value-type="string" calcext:value-type="string">
            <text:p>I.3.4 Fiscal policy and subsidies</text:p>
          </table:table-cell>
          <table:table-cell table:number-columns-repeated="16381"/>
        </table:table-row>
        <table:table-row table:style-name="ro5">
          <table:table-cell table:style-name="ce4" office:value-type="string" calcext:value-type="string">
            <text:p>Promised forested lands against electoral support</text:p>
          </table:table-cell>
          <table:table-cell table:style-name="ce4" office:value-type="string" calcext:value-type="string">
            <text:p>Politicized land allocation</text:p>
          </table:table-cell>
          <table:table-cell table:style-name="ce112" office:value-type="string" calcext:value-type="string">
            <text:p>I.2.2 Targeted exchanges: vote buying, selective enforcement, discretionary allocation of land, permits, contracts</text:p>
          </table:table-cell>
          <table:table-cell table:number-columns-repeated="16381"/>
        </table:table-row>
        <table:table-row table:style-name="ro6">
          <table:table-cell table:style-name="ce4" office:value-type="string" calcext:value-type="string">
            <text:p>Clientelisms</text:p>
          </table:table-cell>
          <table:table-cell table:style-name="ce4" office:value-type="string" calcext:value-type="string">
            <text:p>Political clientelism</text:p>
          </table:table-cell>
          <table:table-cell table:style-name="ce113" office:value-type="string" calcext:value-type="string">
            <text:p>I.2.2 Targeted exchanges: vote buying, selective enforcement, discretionary allocation of land, permits, contracts </text:p>
            <text:p>I.2.3 Illicit targeted exchanges: illegal clearing tolerance, exchange of favors, misuse of public resources</text:p>
          </table:table-cell>
          <table:table-cell table:number-columns-repeated="16381"/>
        </table:table-row>
        <table:table-row table:style-name="ro2">
          <table:table-cell table:style-name="ce4" office:value-type="string" calcext:value-type="string">
            <text:p>Land and Forest permitting and licencing</text:p>
          </table:table-cell>
          <table:table-cell table:style-name="ce4" office:value-type="string" calcext:value-type="string">
            <text:p>Land-use authorization regime</text:p>
          </table:table-cell>
          <table:table-cell table:style-name="ce4" office:value-type="string" calcext:value-type="string">
            <text:p>I.3.3 Land and forest permitting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nvironmental deregulation</text:p>
          </table:table-cell>
          <table:table-cell table:style-name="ce4" office:value-type="string" calcext:value-type="string">
            <text:p>Environmental regulatory stringency</text:p>
          </table:table-cell>
          <table:table-cell table:style-name="ce4" office:value-type="string" calcext:value-type="string">
            <text:p>I.3.1 Environmental regulation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Use of fire to clear forests</text:p>
          </table:table-cell>
          <table:table-cell table:style-name="ce4" office:value-type="string" calcext:value-type="string">
            <text:p>Land-clearing technology (fire)</text:p>
          </table:table-cell>
          <table:table-cell table:style-name="ce4" office:value-type="string" calcext:value-type="string">
            <text:p>II.2.1 Direct conversion costs</text:p>
          </table:table-cell>
          <table:table-cell table:number-columns-repeated="16381"/>
        </table:table-row>
        <table:table-row table:style-name="ro1">
          <table:table-cell table:style-name="ce5" table:number-columns-spanned="2" table:number-rows-spanned="1"/>
          <table:covered-table-cell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4" table:number-rows-spanned="1">
            <text:p>Step 3 — Build the taxonomy (hierarchical)</text:p>
          </table:table-cell>
          <table:covered-table-cell table:number-columns-repeated="2" table:style-name="ce102"/>
          <table:covered-table-cell table:style-name="Default"/>
          <table:table-cell table:number-columns-repeated="16380"/>
        </table:table-row>
        <table:table-row table:style-name="ro1">
          <table:table-cell table:style-name="ce6" office:value-type="string" calcext:value-type="string" table:number-columns-spanned="4" table:number-rows-spanned="1">
            <text:p>A three-level taxonomy that cleanly nests all the mediators.</text:p>
          </table:table-cell>
          <table:covered-table-cell table:style-name="ce103"/>
          <table:covered-table-cell table:style-name="ce102"/>
          <table:covered-table-cell/>
          <table:table-cell table:number-columns-repeated="16380"/>
        </table:table-row>
        <table:table-row table:style-name="ro1">
          <table:table-cell table:style-name="ce7" office:value-type="string" calcext:value-type="string">
            <text:p>High level concept</text:p>
          </table:table-cell>
          <table:table-cell table:style-name="ce104" office:value-type="string" calcext:value-type="string">
            <text:p>Intermediate concept</text:p>
          </table:table-cell>
          <table:table-cell table:style-name="ce104" office:value-type="string" calcext:value-type="string">
            <text:p>Mediating variables</text:p>
          </table:table-cell>
          <table:table-cell table:style-name="ce104" office:value-type="string" calcext:value-type="string">
            <text:p>Description</text:p>
          </table:table-cell>
          <table:table-cell table:number-columns-repeated="16380"/>
        </table:table-row>
        <table:table-row table:style-name="ro7">
          <table:table-cell table:style-name="ce91" office:value-type="string" calcext:value-type="string" table:number-columns-spanned="1" table:number-rows-spanned="12">
            <text:p><text:span text:style-name="T1">I. Political – Electoral logics</text:span><text:span text:style-name="T2"> (Underlying drivers)</text:span></text:p>
            <text:p><text:span text:style-name="T3">Why elections change incentives.</text:span></text:p>
          </table:table-cell>
          <table:table-cell table:style-name="ce6" office:value-type="string" calcext:value-type="string" table:number-columns-spanned="1" table:number-rows-spanned="4">
            <text:p>I.1 Electoral incentives</text:p>
          </table:table-cell>
          <table:table-cell table:style-name="ce4" office:value-type="string" calcext:value-type="string">
            <text:p>I.1.1 Maximize votes among the general electorate</text:p>
          </table:table-cell>
          <table:table-cell table:style-name="ce114" office:value-type="string" calcext:value-type="string">
            <text:p>The incentive to increase overall electoral support among a broad voter base by appealing to diffuse interests and short-term material benefits.</text:p>
          </table:table-cell>
          <table:table-cell table:number-columns-repeated="16380"/>
        </table:table-row>
        <table:table-row table:style-name="ro2">
          <table:covered-table-cell table:style-name="ce92"/>
          <table:covered-table-cell table:style-name="ce105"/>
          <table:table-cell table:style-name="ce4" office:value-type="string" calcext:value-type="string">
            <text:p>I.1.2 Secure support from specific elites / organized interests</text:p>
          </table:table-cell>
          <table:table-cell table:style-name="ce114" office:value-type="string" calcext:value-type="string">
            <text:p>The incentive to obtain political backing from economically or politically powerful actors capable of delivering resources, coordination, or influence.</text:p>
          </table:table-cell>
          <table:table-cell table:number-columns-repeated="16380"/>
        </table:table-row>
        <table:table-row table:style-name="ro2">
          <table:covered-table-cell table:style-name="ce92"/>
          <table:covered-table-cell table:style-name="ce105"/>
          <table:table-cell table:style-name="ce4" office:value-type="string" calcext:value-type="string">
            <text:p>I.1.3 Increase campaign resources (money, logistics, media)</text:p>
          </table:table-cell>
          <table:table-cell table:style-name="ce114" office:value-type="string" calcext:value-type="string">
            <text:p>The incentive to expand the financial and organizational capacity of an electoral campaign in order to enhance competitiveness and visibility.</text:p>
          </table:table-cell>
          <table:table-cell table:number-columns-repeated="16380"/>
        </table:table-row>
        <table:table-row table:style-name="ro8">
          <table:covered-table-cell table:style-name="ce92"/>
          <table:covered-table-cell table:style-name="ce105"/>
          <table:table-cell table:style-name="ce4" office:value-type="string" calcext:value-type="string">
            <text:p>I.1.4 Extract maximum rents before the end of the term</text:p>
          </table:table-cell>
          <table:table-cell table:style-name="ce114"/>
          <table:table-cell table:number-columns-repeated="16380"/>
        </table:table-row>
        <table:table-row table:style-name="ro2">
          <table:covered-table-cell table:style-name="ce92"/>
          <table:table-cell table:style-name="ce23" office:value-type="string" calcext:value-type="string" table:number-columns-spanned="1" table:number-rows-spanned="3">
            <text:p>I.2 Electoral strategies</text:p>
          </table:table-cell>
          <table:table-cell table:style-name="ce4" office:value-type="string" calcext:value-type="string">
            <text:p>I.2.1 Short-term programmatic policies: subsidies, credits, regulatory leniency</text:p>
          </table:table-cell>
          <table:table-cell table:style-name="ce114" office:value-type="string" calcext:value-type="string">
            <text:p>Broad, time-bound policy measures designed to deliver immediate, visible benefits to voters or economic actors without targeting specific individuals.</text:p>
          </table:table-cell>
          <table:table-cell table:number-columns-repeated="16380"/>
        </table:table-row>
        <table:table-row table:style-name="ro9">
          <table:covered-table-cell table:style-name="ce4"/>
          <table:covered-table-cell table:style-name="ce105"/>
          <table:table-cell table:style-name="ce4" office:value-type="string" calcext:value-type="string">
            <text:p>I.2.2 Targeted exchanges: vote buying, selective enforcement, discretionary allocation of land, permits, contracts</text:p>
          </table:table-cell>
          <table:table-cell table:style-name="ce115" office:value-type="string" calcext:value-type="string">
            <text:p>Selective allocation of material benefits or administrative discretion to identifiable individuals or groups in exchange for political support, implemented through formally authorized institutional powers.</text:p>
          </table:table-cell>
          <table:table-cell table:number-columns-repeated="16380"/>
        </table:table-row>
        <table:table-row table:style-name="ro10">
          <table:covered-table-cell table:style-name="ce93"/>
          <table:covered-table-cell table:style-name="ce105"/>
          <table:table-cell table:style-name="ce4" office:value-type="string" calcext:value-type="string">
            <text:p>I.2.3 Illicit targeted exchanges: illegal clearing tolerance, exchange of favors, misuse of public resources</text:p>
          </table:table-cell>
          <table:table-cell table:style-name="ce115" office:value-type="string" calcext:value-type="string">
            <text:p>Selective political transactions that require the violation, circumvention, or informal subversion of legal or administrative rules to deliver benefits in exchange for political support.</text:p>
          </table:table-cell>
          <table:table-cell table:number-columns-repeated="16380"/>
        </table:table-row>
        <table:table-row table:style-name="ro7">
          <table:covered-table-cell table:style-name="ce93"/>
          <table:table-cell table:style-name="ce107" office:value-type="string" calcext:value-type="string" table:number-columns-spanned="1" table:number-rows-spanned="5">
            <text:p>I.3 Institutional domains</text:p>
          </table:table-cell>
          <table:table-cell table:style-name="ce4" office:value-type="string" calcext:value-type="string">
            <text:p>I.3.1 Environmental regulation</text:p>
          </table:table-cell>
          <table:table-cell table:style-name="ce115" office:value-type="string" calcext:value-type="string">
            <text:p>The formal legal framework governing environmental protection, land-use restrictions, and conservation obligation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2 Enforcement and monitoring</text:p>
          </table:table-cell>
          <table:table-cell table:style-name="ce115" office:value-type="string" calcext:value-type="string">
            <text:p>The capacity and intensity with which environmental rules are observed, monitored, and sanctioned by public authoritie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3 Land and forest permitting</text:p>
          </table:table-cell>
          <table:table-cell table:style-name="ce115" office:value-type="string" calcext:value-type="string">
            <text:p>Administrative systems that authorize, license, or register land-use changes, forest exploitation, and related activitie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4 Fiscal policy and subsidies</text:p>
          </table:table-cell>
          <table:table-cell table:style-name="ce115" office:value-type="string" calcext:value-type="string">
            <text:p>Public financial instruments that influence economic behavior through taxation, subsidies, credit, or direct transfers.</text:p>
          </table:table-cell>
          <table:table-cell table:number-columns-repeated="16380"/>
        </table:table-row>
        <table:table-row table:style-name="ro7">
          <table:covered-table-cell table:style-name="ce93"/>
          <table:covered-table-cell table:style-name="ce105"/>
          <table:table-cell table:style-name="ce4" office:value-type="string" calcext:value-type="string">
            <text:p>I.3.5 Public procurement and budgets</text:p>
          </table:table-cell>
          <table:table-cell table:style-name="ce115" office:value-type="string" calcext:value-type="string">
            <text:p>Government spending and contracting mechanisms that allocate public resources for goods, services, and infrastructure.</text:p>
          </table:table-cell>
          <table:table-cell table:number-columns-repeated="16380"/>
        </table:table-row>
        <table:table-row table:style-name="ro7">
          <table:table-cell table:style-name="ce94" office:value-type="string" calcext:value-type="string" table:number-columns-spanned="1" table:number-rows-spanned="7">
            <text:p><text:span text:style-name="T4">II. Net Returns to Alternative Land Uses</text:span><text:span text:style-name="T5"> (Structural drivers)</text:span></text:p>
            <text:p><text:span text:style-name="T6">Why land becomes more valuable during election periods.</text:span></text:p>
          </table:table-cell>
          <table:table-cell table:style-name="ce23" office:value-type="string" calcext:value-type="string" table:number-columns-spanned="1" table:number-rows-spanned="3">
            <text:p>II.1 Benefits of alternative land uses</text:p>
          </table:table-cell>
          <table:table-cell table:style-name="ce4" office:value-type="string" calcext:value-type="string">
            <text:p>II.1.1 Commodity prices</text:p>
          </table:table-cell>
          <table:table-cell table:style-name="ce115" office:value-type="string" calcext:value-type="string">
            <text:p>Market prices of land-intensive commodities that affect the expected revenue from converting forest land to non-forest uses.</text:p>
          </table:table-cell>
          <table:table-cell table:number-columns-repeated="16380"/>
        </table:table-row>
        <table:table-row table:style-name="ro7">
          <table:covered-table-cell table:style-name="ce95"/>
          <table:covered-table-cell table:style-name="ce108"/>
          <table:table-cell table:style-name="ce4" office:value-type="string" calcext:value-type="string">
            <text:p>II.1.2 Alternative land-use profitability</text:p>
          </table:table-cell>
          <table:table-cell table:style-name="ce115" office:value-type="string" calcext:value-type="string">
            <text:p>The expected net economic returns from using land for non-forest purposes, relative to maintaining forest cover.</text:p>
          </table:table-cell>
          <table:table-cell table:number-columns-repeated="16380"/>
        </table:table-row>
        <table:table-row table:style-name="ro7">
          <table:covered-table-cell table:style-name="ce95"/>
          <table:covered-table-cell table:style-name="ce108"/>
          <table:table-cell table:style-name="ce4" office:value-type="string" calcext:value-type="string">
            <text:p>II.1.3 Land demand</text:p>
          </table:table-cell>
          <table:table-cell table:style-name="ce115" office:value-type="string" calcext:value-type="string">
            <text:p>Aggregate pressure for land conversion arising from population growth, economic expansion, or sectoral land requirements.</text:p>
          </table:table-cell>
          <table:table-cell table:number-columns-repeated="16380"/>
        </table:table-row>
        <table:table-row table:style-name="ro7">
          <table:covered-table-cell table:style-name="ce96"/>
          <table:table-cell table:style-name="ce23" office:value-type="string" calcext:value-type="string" table:number-columns-spanned="1" table:number-rows-spanned="4">
            <text:p>II.2 Costs and Risks of Forest Conversion</text:p>
          </table:table-cell>
          <table:table-cell table:style-name="ce4" office:value-type="string" calcext:value-type="string">
            <text:p>II.2.1 Direct conversion costs</text:p>
          </table:table-cell>
          <table:table-cell table:style-name="ce115" office:value-type="string" calcext:value-type="string">
            <text:p>The physical and operational expenses associated with clearing forest land and preparing it for alternative uses.</text:p>
          </table:table-cell>
          <table:table-cell table:number-columns-repeated="16380"/>
        </table:table-row>
        <table:table-row table:style-name="ro7">
          <table:covered-table-cell table:style-name="ce7"/>
          <table:covered-table-cell table:style-name="ce95" office:value-type="string" calcext:value-type="string">
            <text:p>II.3 State-induced incentives</text:p>
          </table:covered-table-cell>
          <table:table-cell table:style-name="ce4" office:value-type="string" calcext:value-type="string">
            <text:p>II.2.2 Regulatory compliance costs</text:p>
          </table:table-cell>
          <table:table-cell table:style-name="ce115" office:value-type="string" calcext:value-type="string">
            <text:p>Administrative and financial burdens imposed by legal requirements for land-use change, including permits, assessments, and documentation.</text:p>
          </table:table-cell>
          <table:table-cell table:number-columns-repeated="16380"/>
        </table:table-row>
        <table:table-row table:style-name="ro7">
          <table:covered-table-cell table:style-name="ce7"/>
          <table:covered-table-cell table:style-name="ce95"/>
          <table:table-cell table:style-name="ce4" office:value-type="string" calcext:value-type="string">
            <text:p>II.2.3 Enforcement and monitoring risk</text:p>
          </table:table-cell>
          <table:table-cell table:style-name="ce115" office:value-type="string" calcext:value-type="string">
            <text:p>The expected probability-weighted costs of detection and sanction for illegal or non-compliant forest conversion.</text:p>
          </table:table-cell>
          <table:table-cell table:number-columns-repeated="16380"/>
        </table:table-row>
        <table:table-row table:style-name="ro7">
          <table:covered-table-cell table:style-name="ce7"/>
          <table:covered-table-cell table:style-name="ce95"/>
          <table:table-cell table:style-name="ce4" office:value-type="string" calcext:value-type="string">
            <text:p>II.2.4 Informal or illegal cost avoidance</text:p>
          </table:table-cell>
          <table:table-cell table:style-name="ce115" office:value-type="string" calcext:value-type="string">
            <text:p>Practices that reduce conversion costs or risks by bypassing formal regulations through informal arrangements or illegal activities.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97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98"/>
          <table:table-cell table:number-columns-repeated="16383"/>
        </table:table-row>
        <table:table-row table:style-name="ro1" table:number-rows-repeated="8">
          <table:table-cell table:style-name="Default"/>
          <table:table-cell table:number-columns-repeated="16383"/>
        </table:table-row>
        <table:table-row table:style-name="ro1">
          <table:table-cell table:style-name="ce97"/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ce98"/>
          <table:table-cell table:number-columns-repeated="16383"/>
        </table:table-row>
        <table:table-row table:style-name="ro1" table:number-rows-repeated="9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style-name="ce97"/>
          <table:table-cell table:number-columns-repeated="16383"/>
        </table:table-row>
        <table:table-row table:style-name="ro1" table:number-rows-repeated="4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1048496">
          <table:table-cell table:number-columns-repeated="16384"/>
        </table:table-row>
        <table:table-row table:style-name="ro11" table:number-rows-repeated="6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paper_coding" table:style-name="ta1">
        <table:table-column table:style-name="co6" table:default-cell-style-name="Default"/>
        <table:table-column table:style-name="co7" table:default-cell-style-name="ce4"/>
        <table:table-column table:style-name="co5" table:default-cell-style-name="ce39"/>
        <table:table-column table:style-name="co5" table:default-cell-style-name="ce50"/>
        <table:table-column table:style-name="co5" table:number-columns-repeated="5" table:default-cell-style-name="ce39"/>
        <table:table-row table:style-name="ro1">
          <table:table-cell/>
          <table:table-cell table:style-name="ce36"/>
          <table:table-cell table:style-name="ce38" office:value-type="string" calcext:value-type="string">
            <text:p>paper_1018</text:p>
          </table:table-cell>
          <table:table-cell table:style-name="ce49" office:value-type="string" calcext:value-type="string">
            <text:p>paper_1129</text:p>
          </table:table-cell>
          <table:table-cell table:style-name="ce38" office:value-type="string" calcext:value-type="string">
            <text:p>paper_1438</text:p>
          </table:table-cell>
          <table:table-cell table:style-name="ce38" office:value-type="string" calcext:value-type="string">
            <text:p>paper_549</text:p>
          </table:table-cell>
          <table:table-cell table:style-name="ce38" office:value-type="string" calcext:value-type="string">
            <text:p>paper_648</text:p>
          </table:table-cell>
          <table:table-cell table:style-name="ce38" office:value-type="string" calcext:value-type="string">
            <text:p>paper_A6</text:p>
          </table:table-cell>
          <table:table-cell table:style-name="ce38" office:value-type="string" calcext:value-type="string">
            <text:p>paper_453a</text:p>
          </table:table-cell>
        </table:table-row>
        <table:table-row table:style-name="ro1">
          <table:table-cell table:style-name="ce33" office:value-type="string" calcext:value-type="string" table:number-columns-spanned="1" table:number-rows-spanned="19">
            <text:p>Mediating variables</text:p>
          </table:table-cell>
          <table:table-cell office:value-type="string" calcext:value-type="string">
            <text:p>I.1.1 Maximize votes among the general electorat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string" calcext:value-type="string">
            <text:p>I.1.2 Secure support from specific elites / organized interest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I.1.3 Increase campaign resources (money, logistics, media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covered-table-cell/>
          <table:table-cell office:value-type="string" calcext:value-type="string">
            <text:p>I.1.4 Extract maximum rents before the end of the term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I.2.1 Short-term programmatic policies: subsidies, credits, regulatory lenienc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5">
          <table:covered-table-cell/>
          <table:table-cell office:value-type="string" calcext:value-type="string">
            <text:p>I.2.2 Targeted exchanges: vote buying, selective enforcement, discretionary allocation of land, permits, contracts</text:p>
          </table:table-cell>
          <table:table-cell/>
          <table:table-cell table:number-columns-repeated="6" office:value-type="float" office:value="1" calcext:value-type="float">
            <text:p>1</text:p>
          </table:table-cell>
        </table:table-row>
        <table:table-row table:style-name="ro13">
          <table:covered-table-cell/>
          <table:table-cell office:value-type="string" calcext:value-type="string">
            <text:p>I.2.3 Illicit targeted exchanges: illegal clearing tolerance, exchange of favors, misuse of public resourc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.3.1 Environmental regulatio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.3.2 Enforcement and monitor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.3.3 Land and forest permit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I.3.4 Fiscal policy and subsidi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.3.5 Public procurement and budge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1.1 Commodity pri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I.1.2 Alternative land-use profitabilit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II.1.3 Land deman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I.2.1 Direct conversion cos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2.2 Regulatory compliance cos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2.3 Enforcement and monitoring ris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I.2.4 Informal or illegal cost avoidan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4">
          <table:table-cell table:style-name="ce34" table:number-columns-repeated="2"/>
          <table:table-cell table:style-name="ce40" table:number-columns-repeated="7"/>
        </table:table-row>
        <table:table-row table:style-name="ro1">
          <table:table-cell table:style-name="ce33" office:value-type="string" calcext:value-type="string" table:number-columns-spanned="1" table:number-rows-spanned="8">
            <text:p>Scope conditions</text:p>
          </table:table-cell>
          <table:table-cell office:value-type="string" calcext:value-type="string">
            <text:p>SC1. Elections are competitive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03"/>
          <table:table-cell office:value-type="string" calcext:value-type="string">
            <text:p>SC2. Available forest areas to be deforested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1 (implicitly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03"/>
          <table:table-cell office:value-type="string" calcext:value-type="string">
            <text:p>SC3. Incumbant seek reelection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03"/>
          <table:table-cell office:value-type="string" calcext:value-type="string">
            <text:p>SC4. Value(forests)&lt;Value(other land use) possi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03"/>
          <table:table-cell office:value-type="string" calcext:value-type="string">
            <text:p>SC5. Weak political accountabil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03"/>
          <table:table-cell office:value-type="string" calcext:value-type="string">
            <text:p>SC6. Politicians have responsibility over land us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03"/>
          <table:table-cell office:value-type="string" calcext:value-type="string">
            <text:p>SC7. Politicians have responsibility over enforc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03"/>
          <table:table-cell table:style-name="ce69" office:value-type="string" calcext:value-type="string">
            <text:p>TOTAL NUMBER OF MODELS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6"/>
        </table:table-row>
        <table:table-row table:style-name="ro14">
          <table:table-cell table:style-name="ce34" table:number-columns-repeated="2"/>
          <table:table-cell table:style-name="ce40" table:number-columns-repeated="7"/>
        </table:table-row>
        <table:table-row table:style-name="ro1">
          <table:table-cell table:style-name="ce67" office:value-type="string" calcext:value-type="string" table:number-columns-spanned="1" table:number-rows-spanned="8">
            <text:p>Moderators</text:p>
          </table:table-cell>
          <table:table-cell office:value-type="string" calcext:value-type="string">
            <text:p>Commodity prices (e.g. palm oil prices)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style-name="ce4"/>
          <table:table-cell office:value-type="string" calcext:value-type="string">
            <text:p>Protected area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style-name="ce103"/>
          <table:table-cell office:value-type="string" calcext:value-type="string">
            <text:p>Interest group pres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Agriculture constituenc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4"/>
          <table:table-cell office:value-type="string" calcext:value-type="string">
            <text:p>Political alignment across level of govern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03"/>
          <table:table-cell office:value-type="string" calcext:value-type="string">
            <text:p>Age of the democracy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style-name="ce103"/>
          <table:table-cell office:value-type="string" calcext:value-type="string">
            <text:p>Incumbant considered corrup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03"/>
          <table:table-cell office:value-type="string" calcext:value-type="string">
            <text:p>Deforestation pressure at baseli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/>
          <table:table-cell table:style-name="ce37" office:value-type="string" calcext:value-type="string">
            <text:p>BUT: local politicians liquidate forest resources to extract maximum rents prior to leaving office → mechanisms for which it is the end of the term rather than re-election incentives that work</text:p>
          </table:table-cell>
          <table:table-cell table:style-name="Default" table:number-columns-repeated="7"/>
        </table:table-row>
      </table:table>
      <table:table table:name="SCDT" table:style-name="ta1">
        <table:table-column table:style-name="co5" table:default-cell-style-name="ce78"/>
        <table:table-column table:style-name="co8" table:number-columns-repeated="6" table:default-cell-style-name="ce78"/>
        <table:table-column table:style-name="co9" table:default-cell-style-name="ce78"/>
        <table:table-column table:style-name="co10" table:default-cell-style-name="ce78"/>
        <table:table-column table:style-name="co5" table:number-columns-repeated="16375" table:default-cell-style-name="ce78"/>
        <table:table-row table:style-name="ro1">
          <table:table-cell table:style-name="ce126"/>
          <table:table-cell table:style-name="ce130" office:value-type="string" calcext:value-type="string">
            <text:p>Scope condition a.</text:p>
          </table:table-cell>
          <table:table-cell table:style-name="ce130" office:value-type="string" calcext:value-type="string">
            <text:p>Scope condition b.</text:p>
          </table:table-cell>
          <table:table-cell table:style-name="ce130" office:value-type="string" calcext:value-type="string">
            <text:p>Scope condition c.</text:p>
          </table:table-cell>
          <table:table-cell table:style-name="ce130" office:value-type="string" calcext:value-type="string">
            <text:p>Scope condition d.</text:p>
          </table:table-cell>
          <table:table-cell table:style-name="ce130" office:value-type="string" calcext:value-type="string">
            <text:p>Scope condition e.</text:p>
          </table:table-cell>
          <table:table-cell table:style-name="ce130" office:value-type="string" calcext:value-type="string">
            <text:p>Scope condition f.</text:p>
          </table:table-cell>
          <table:table-cell table:style-name="ce134" office:value-type="string" calcext:value-type="string">
            <text:p>Theoretical models</text:p>
          </table:table-cell>
          <table:table-cell table:style-name="ce134" office:value-type="string" calcext:value-type="string">
            <text:p>Moderation</text:p>
          </table:table-cell>
          <table:table-cell table:number-columns-repeated="16375"/>
        </table:table-row>
        <table:table-row table:style-name="ro15">
          <table:table-cell table:style-name="ce127" office:value-type="string" calcext:value-type="string">
            <text:p>paper_101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1" office:value-type="string" calcext:value-type="string">
            <text:p>SC5. Weak political accountability = ”TRUE”</text:p>
          </table:table-cell>
          <table:table-cell table:style-name="ce131" table:number-columns-repeated="3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increase) I.3.4 Fiscal policy and subsidies → (increase) II.1.2 Alternative land-use profitability →  (increase) </text:span>Deforestation (<text:span text:style-name="T10">MEC.01</text:span><text:span text:style-name="T11">)</text:span></text:p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increase) I.3.3 Land and forest permitting → (increase) II.1.2 Alternative land-use profitability →  (increase) Deforestation (</text:span><text:span text:style-name="T8">MEC.02</text:span><text:span text:style-name="T9">)</text:span></text:p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><text:span text:style-name="T7">Non-electoral years vs. electoral years → (increase) I.1.3 Increase campaign resources (money, logistics, media) → (increase) I.2.3 Illicit targeted exchanges: illegal clearing tolerance, exchange of favors, misuse of public resources → (increase) Deforestation (</text:span><text:span text:style-name="T8">MEC.05)</text:span></text:p>
          </table:table-cell>
          <table:table-cell table:style-name="ce132" office:value-type="string" calcext:value-type="string">
            <text:p>If, commodity prices = <text:span text:style-name="T10">“high”</text:span>, MEC.01, MEC.02, MEC.04, MEC.05 <text:span text:style-name="T10">stronger</text:span><text:span text:style-name="T11"> than if commidity prices = </text:span><text:span text:style-name="T10">“low”</text:span></text:p>
            <text:p><text:span text:style-name="T11">if protected areas=”</text:span><text:span text:style-name="T10">TRUE</text:span><text:span text:style-name="T11">”, MEC.03, MEC.04, MEC.05 </text:span><text:span text:style-name="T10">weaker</text:span><text:span text:style-name="T11"> than if protected aras = “</text:span><text:span text:style-name="T10">FALSE</text:span><text:span text:style-name="T11">”</text:span></text:p>
            <text:p/>
          </table:table-cell>
          <table:table-cell table:number-columns-repeated="16375"/>
        </table:table-row>
        <table:table-row table:style-name="ro16">
          <table:table-cell table:style-name="ce127" office:value-type="string" calcext:value-type="string">
            <text:p>paper_101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3" office:value-type="string" calcext:value-type="string">
            <text:p>SC5. Weak political accountability = ”FALS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12">Non-electoral years vs. electoral years </text:span><text:span text:style-name="T13">→</text:span><text:span text:style-name="T14">(increase)  I.1.1 Maximize votes among the general electorate → (increase) I.2.1 Short-term programmatic policies: subsidies, credits, regulatory leniency → (increase) I.3.4 Fiscal policy and subsidies → (increase) II.1.2 Alternative land-use profitability →  (increase) Deforestation (</text:span><text:span text:style-name="T13">MEC.01</text:span><text:span text:style-name="T14">)</text:span></text:p>
            <text:p><text:span text:style-name="T12">Non-electoral years vs. electoral years </text:span><text:span text:style-name="T13">→</text:span><text:span text:style-name="T14">(increase)  I.1.1 Maximize votes among the general electorate → (increase) I.2.1 Short-term programmatic policies: subsidies, credits, regulatory leniency → (increase) I.3.3 Land and forest permitting → (increase) II.1.2 Alternative land-use profitability →  (increase) Deforestation (</text:span><text:span text:style-name="T13">MEC.02</text:span><text:span text:style-name="T14">)</text:span></text:p>
            <text:p><text:span text:style-name="T12">Non-electoral years vs. electoral years </text:span><text:span text:style-name="T13">→</text:span><text:span text:style-name="T14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13">MEC.03</text:span><text:span text:style-name="T14">)</text:span></text:p>
          </table:table-cell>
          <table:table-cell table:style-name="ce132" office:value-type="string" calcext:value-type="string">
            <text:p><text:span text:style-name="T7">If, commodity prices = </text:span><text:span text:style-name="T8">“high”</text:span><text:span text:style-name="T9">, MEC.01, MEC.02 </text:span><text:span text:style-name="T8">stronger</text:span><text:span text:style-name="T9"> than if commidity prices = </text:span><text:span text:style-name="T8">“low”</text:span></text:p>
            <text:p><text:span text:style-name="T7">if protected areas=”</text:span><text:span text:style-name="T8">TRUE</text:span><text:span text:style-name="T9">”, MEC.03 </text:span><text:span text:style-name="T8">weaker</text:span><text:span text:style-name="T9"> than if protected aras = “</text:span><text:span text:style-name="T8">FALSE</text:span><text:span text:style-name="T9">”</text:span></text:p>
            <text:p/>
          </table:table-cell>
          <table:table-cell table:number-columns-repeated="16375"/>
        </table:table-row>
        <table:table-row table:style-name="ro17">
          <table:table-cell table:style-name="ce128" office:value-type="string" calcext:value-type="string">
            <text:p>paper_143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/>
          <table:table-cell table:number-columns-repeated="16375"/>
        </table:table-row>
        <table:table-row table:style-name="ro18">
          <table:table-cell table:style-name="ce128" office:value-type="string" calcext:value-type="string">
            <text:p>paper_143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FALS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/>
          <table:table-cell table:number-columns-repeated="16375"/>
        </table:table-row>
        <table:table-row table:style-name="ro18">
          <table:table-cell table:style-name="ce128" office:value-type="string" calcext:value-type="string">
            <text:p>paper_143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4. Value(forests)&lt;Value (other land use) possible = “TRUE”</text:p>
          </table:table-cell>
          <table:table-cell table:style-name="ce132" office:value-type="string" calcext:value-type="string">
            <text:p>SC6. Politicians have responsibility over land use = ”FALS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/>
          </table:table-cell>
          <table:table-cell table:style-name="ce132"/>
          <table:table-cell table:number-columns-repeated="16375"/>
        </table:table-row>
        <table:table-row table:style-name="ro17">
          <table:table-cell table:style-name="ce128" office:value-type="string" calcext:value-type="string">
            <text:p>paper_549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 office:value-type="string" calcext:value-type="string">
            <text:p><text:span text:style-name="T7">If, partisanship alignment = </text:span><text:span text:style-name="T8">“TRUE”</text:span><text:span text:style-name="T9">, MEC.03, MEC.04 </text:span><text:span text:style-name="T8">stronger</text:span><text:span text:style-name="T9"> than if partisanship alignment = </text:span><text:span text:style-name="T8">“FALSE”</text:span></text:p>
            <text:p><text:span text:style-name="T7">Baseline deforestation may impact MEC.03 and MEC.04 but this is unsufficiently theorized</text:span></text:p>
          </table:table-cell>
          <table:table-cell table:number-columns-repeated="16375"/>
        </table:table-row>
        <table:table-row table:style-name="ro19">
          <table:table-cell table:style-name="ce128" office:value-type="string" calcext:value-type="string">
            <text:p>paper_549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office:value-type="string" calcext:value-type="string">
            <text:p>SC7. Politicians have responsibility over enforcement = “FALS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 office:value-type="string" calcext:value-type="string">
            <text:p><text:span text:style-name="T7">If, partisanship alignment = </text:span><text:span text:style-name="T8">“TRUE”</text:span><text:span text:style-name="T9">, MEC.04 </text:span><text:span text:style-name="T8">stronger</text:span><text:span text:style-name="T9"> than if partisanship alignment = </text:span><text:span text:style-name="T8">“FALSE”</text:span></text:p>
            <text:p><text:span text:style-name="T7">Baseline deforestation may impact MEC.04 but this is unsufficiently theorized</text:span></text:p>
          </table:table-cell>
          <table:table-cell table:number-columns-repeated="16375"/>
        </table:table-row>
        <table:table-row table:style-name="ro19">
          <table:table-cell table:style-name="ce128" office:value-type="string" calcext:value-type="string">
            <text:p>paper_549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FALSE”</text:p>
          </table:table-cell>
          <table:table-cell table:style-name="ce132" office:value-type="string" calcext:value-type="string">
            <text:p>SC7. Politicians have responsibility over enforcement = “TRUE”</text:p>
          </table:table-cell>
          <table:table-cell table:style-name="ce132" table:number-columns-repeated="2"/>
          <table:table-cell table:style-name="ce132" office:value-type="string" calcext:value-type="string">
            <text:p><text:span text:style-name="T7">Non-electoral years vs. electoral years </text:span><text:span text:style-name="T8">→</text:span><text:span text:style-name="T9">(increase)  I.1.1 Maximize votes among the general electorate → (increase) I.2.1 Short-term programmatic policies: subsidies, credits, regulatory leniency → (decrease) I.3.2 Enforcement and monitoring → (decrease) II.1.2 II.2.3 Enforcement and monitoring risk → (increase) Deforestation (</text:span><text:span text:style-name="T8">MEC.03</text:span><text:span text:style-name="T9">)</text:span></text:p>
            <text:p/>
          </table:table-cell>
          <table:table-cell table:style-name="ce132" office:value-type="string" calcext:value-type="string">
            <text:p><text:span text:style-name="T7">If, partisanship alignment = </text:span><text:span text:style-name="T8">“TRUE”</text:span><text:span text:style-name="T9">, MEC.03 </text:span><text:span text:style-name="T8">stronger</text:span><text:span text:style-name="T9"> than if partisanship alignment = </text:span><text:span text:style-name="T8">“FALSE”</text:span></text:p>
            <text:p><text:span text:style-name="T7">Baseline deforestation may impact MEC.03 but this is unsufficiently theorized</text:span></text:p>
          </table:table-cell>
          <table:table-cell table:number-columns-repeated="16375"/>
        </table:table-row>
        <table:table-row table:style-name="ro20">
          <table:table-cell table:style-name="ce128" office:value-type="string" calcext:value-type="string">
            <text:p>paper_648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7">Non-electoral years vs. electoral years → (increase) I.1.2 Secure support from specific elites / organized interests → (increase) I.2.3 Illicit targeted exchanges: illegal clearing tolerance, exchange of favors, misuse of public resources → (increase) Deforestation (</text:span><text:span text:style-name="T8">MEC.04)</text:span></text:p>
            <text:p/>
          </table:table-cell>
          <table:table-cell table:style-name="ce132" office:value-type="string" calcext:value-type="string">
            <text:p>If clientelism network = “<text:span text:style-name="T24">Strong</text:span><text:span text:style-name="T11">”, MEC/04 </text:span><text:span text:style-name="T10">stronger </text:span><text:span text:style-name="T25">than if clientelism network = “</text:span><text:span text:style-name="T10">Weaker</text:span><text:span text:style-name="T11">”</text:span></text:p>
            <text:p><text:span text:style-name="T26">If big concessions = “</text:span><text:span text:style-name="T10">dense</text:span><text:span text:style-name="T11">” MEC.04 </text:span><text:span text:style-name="T27">stronger</text:span><text:span text:style-name="T11"> than if big concessions are </text:span><text:span text:style-name="T10">rare</text:span><text:span text:style-name="T11">.</text:span></text:p>
          </table:table-cell>
          <table:table-cell table:number-columns-repeated="16375"/>
        </table:table-row>
        <table:table-row table:style-name="ro21">
          <table:table-cell table:style-name="ce128" office:value-type="string" calcext:value-type="string">
            <text:p>paper_A6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3. Incumbant seek reelections = “TRUE”</text:p>
          </table:table-cell>
          <table:table-cell table:style-name="ce132" office:value-type="string" calcext:value-type="string">
            <text:p>SC6. Politicians have responsibility over land use = ”TRU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15">Non-electoral years vs. electoral years </text:span><text:span text:style-name="T16">→</text:span><text:span text:style-name="T17">(increase)  I.1.1 Maximize votes among the general electorate → (increase) I.2.2 Targeted exchanges: vote buying, selective enforcement, discretionary allocation of land, permits, contracts → (increase) I.3.3 Land and forest permitting → (increase) II.1.3 Land demand →  (increase) Deforestation (</text:span><text:span text:style-name="T18">MEC.06</text:span><text:span text:style-name="T19">)</text:span></text:p>
          </table:table-cell>
          <table:table-cell table:style-name="ce132"/>
          <table:table-cell table:number-columns-repeated="16375"/>
        </table:table-row>
        <table:table-row table:style-name="ro22">
          <table:table-cell table:style-name="ce128" office:value-type="string" calcext:value-type="string">
            <text:p>paper_453</text:p>
          </table:table-cell>
          <table:table-cell table:style-name="ce131" office:value-type="string" calcext:value-type="string">
            <text:p>SC2. Available forest areas to be deforested = “yes”</text:p>
          </table:table-cell>
          <table:table-cell table:style-name="ce131" office:value-type="string" calcext:value-type="string">
            <text:p>SC1. Elections are competitive = “TRUE”</text:p>
          </table:table-cell>
          <table:table-cell table:style-name="ce131" office:value-type="string" calcext:value-type="string">
            <text:p>SC5. Weak political accountability = ”TRUE”</text:p>
          </table:table-cell>
          <table:table-cell table:style-name="ce132" table:number-columns-repeated="3"/>
          <table:table-cell table:style-name="ce132" office:value-type="string" calcext:value-type="string">
            <text:p><text:span text:style-name="T20">Non-electoral years vs. electoral years </text:span><text:span text:style-name="T21">→</text:span><text:span text:style-name="T22">(increase)  I.1.1 Maximize votes among the general electorate →(increase) I.2.1 Short-term programmatic policies: subsidies, credits, regulatory leniency → (increase) I.3.3 Land and forest permitting → (increase) Deforestation (</text:span><text:span text:style-name="T23">MEC.07</text:span><text:span text:style-name="T22">)</text:span></text:p>
            <text:p><text:span text:style-name="T15">Non-electoral years vs. electoral years </text:span><text:span text:style-name="T16">→</text:span><text:span text:style-name="T17">(increase)  I.1.1 Maximize votes among the general electorate →(increase) I.2.1 Short-term programmatic policies: subsidies, credits, regulatory leniency → (decrease) I.3.2 Enforcement and monitoring → (increase) Deforestation (</text:span><text:span text:style-name="T18">MEC.08</text:span><text:span text:style-name="T19">)</text:span></text:p>
            <text:p><text:span text:style-name="T15">Non-electoral years vs. electoral years </text:span><text:span text:style-name="T16">→</text:span><text:span text:style-name="T17">(increase)  I.1.1 Maximize votes among the general electorate →(increase) I.2.2 Targeted exchanges: vote buying, selective enforcement, discretionary allocation of land, permits, contracts → (increase) I.3.3 Land and forest permitting → (increase) Deforestation (</text:span><text:span text:style-name="T18">MEC.09</text:span><text:span text:style-name="T19">)</text:span></text:p>
            <text:p><text:span text:style-name="T15">Non-electoral years vs. electoral years </text:span><text:span text:style-name="T16">→</text:span><text:span text:style-name="T17">(increase)  I.1.1 Maximize votes among the general electorate →(increase) I.2.2 Targeted exchanges: vote buying, selective enforcement, discretionary allocation of land, permits, contracts → (decrease) I.3.2 Enforcement and monitoring → (increase) Deforestation (</text:span><text:span text:style-name="T18">MEC.10</text:span><text:span text:style-name="T19">)</text:span></text:p>
          </table:table-cell>
          <table:table-cell table:style-name="ce132" office:value-type="string" calcext:value-type="string">
            <text:p>If electoral system = “<text:span text:style-name="T10">Majoritarian</text:span><text:span text:style-name="T11">” MEC.07, MEC.08, MEC.09, MEC.10 </text:span><text:span text:style-name="T10">stronger</text:span><text:span text:style-name="T11"> than if electoral system is </text:span><text:span text:style-name="T10">“proportional”</text:span></text:p>
          </table:table-cell>
          <table:table-cell table:number-columns-repeated="16375"/>
        </table:table-row>
        <table:table-row table:style-name="ro11" table:number-rows-repeated="1048563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09:17:54.514417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0:28:23.655083037</meta:creation-date>
    <dc:date>2026-01-29T11:26:06.547991366</dc:date>
    <meta:editing-duration>PT5H37M49S</meta:editing-duration>
    <meta:editing-cycles>27</meta:editing-cycles>
    <meta:generator>LibreOffice/24.2.7.2$Linux_X86_64 LibreOffice_project/420$Build-2</meta:generator>
    <meta:document-statistic meta:table-count="3" meta:cell-count="311" meta:object-count="0"/>
  </office:meta>
</office:document-meta>
</file>